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2.548cm"/>
    </style:style>
    <style:style style:name="gr2" style:family="graphic" style:parent-style-name="objectwithoutfill">
      <style:graphic-properties draw:marker-end="Diamond_20_unfille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3.048cm" svg:x="3.286cm" svg:y="4.175cm">
          <text:p text:style-name="P1">Util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048cm" svg:height="3.048cm" svg:x="8.239cm" svg:y="4.175cm">
          <text:p text:style-name="P1">Message</text:p>
          <text:p text:style-name="P1">History</text:p>
          <text:p text:style-name="P1">Database</text:p>
          <text:p text:style-name="P1">Help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48cm" svg:height="3.048cm" svg:x="3.286cm" svg:y="20.523cm">
          <text:p text:style-name="P1">About</text:p>
          <text:p text:style-name="P1">Activi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3.286cm" svg:y="16.767cm">
          <text:p text:style-name="P1">Join</text:p>
          <text:p text:style-name="P1">Team</text:p>
          <text:p text:style-name="P1">Activi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3.286cm" svg:y="8.974cm">
          <text:p text:style-name="P1">Lobby</text:p>
          <text:p text:style-name="P1">Activi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8.239cm" svg:y="12.938cm">
          <text:p text:style-name="P1">New</text:p>
          <text:p text:style-name="P1">Message</text:p>
          <text:p text:style-name="P1">Check</text:p>
          <text:p text:style-name="P1">Rece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3.286cm" svg:y="12.938cm">
          <text:p text:style-name="P1">Request</text:p>
          <text:p text:style-name="P1">Activity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048cm" svg:height="3.048cm" svg:x="12.176cm" svg:y="9.001cm">
          <text:p text:style-name="P1">New</text:p>
          <text:p text:style-name="P1">Message</text:p>
          <text:p text:style-name="P1">Check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2.176cm" svg:y="12.911cm">
          <text:p text:style-name="P1">Boot</text:p>
          <text:p text:style-name="P1">Rece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3.048cm" svg:height="3.048cm" svg:x="8.239cm" svg:y="9.001cm">
          <text:p text:style-name="P1">Answer</text:p>
          <text:p text:style-name="P1">Message</text:p>
          <text:p text:style-name="P1">Activity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763cm" svg:y1="7.223cm" svg:x2="9.763cm" svg:y2="9.001cm" draw:start-shape="id1" draw:start-glue-point="2" draw:end-shape="id2" draw:end-glue-point="0" svg:d="M9763 7223v1778" svg:viewBox="0 0 1 1779">
          <text:p/>
        </draw:connector>
        <draw:connector draw:style-name="gr2" draw:text-style-name="P2" draw:layer="layout" svg:x1="11.287cm" svg:y1="5.699cm" svg:x2="13.7cm" svg:y2="9.001cm" draw:start-shape="id1" draw:start-glue-point="1" draw:end-shape="id3" draw:end-glue-point="0" svg:d="M11287 5699h2413v3302" svg:viewBox="0 0 2414 3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quare_20_45" draw:display-name="Square 45" svg:viewBox="0 0 1131 1131" svg:d="M0 564l564 567 567-567-567-5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8:32:22.531492000</meta:creation-date>
    <meta:generator>LibreOffice/5.1.6.2$MacOSX_X86_64 LibreOffice_project/07ac168c60a517dba0f0d7bc7540f5afa45f0909</meta:generator>
    <dc:date>2017-05-29T18:53:22.152307000</dc:date>
    <meta:editing-duration>PT20M54S</meta:editing-duration>
    <meta:editing-cycles>14</meta:editing-cycles>
    <meta:document-statistic meta:object-count="12"/>
  </office:meta>
</office:document-meta>
</file>